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c82" officeooo:paragraph-rsid="00012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shhhh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16:55.200683598</meta:creation-date>
    <dc:date>2023-09-08T15:42:10.470827485</dc:date>
    <meta:editing-duration>PT25M1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